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svg:font-family="Arial" style:font-family-generic="roman"/>
    <style:font-face style:name="Georgia" svg:font-family="Georgia" style:font-family-generic="roman"/>
    <style:font-face style:name="Nova Mono" svg:font-family="'Nova Mono'" style:font-family-generic="roman"/>
    <style:font-face style:name="Times New Roman" svg:font-family="'Times New Roman'" style:font-family-generic="roman"/>
    <style:font-face style:name="Helvetica" svg:font-family="Helvetica" style:font-family-generic="swiss"/>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va Mono1" svg:font-family="'Nova Mono'" style:font-family-generic="system" style:font-pitch="variable"/>
  </office:font-face-decls>
  <office:automatic-styles>
    <style:style style:name="P1" style:family="paragraph" style:parent-style-name="Standard">
      <style:text-properties fo:language="en" fo:country="AU"/>
    </style:style>
    <style:style style:name="P2" style:family="paragraph" style:parent-style-name="Standard">
      <style:paragraph-properties fo:margin-top="0cm" fo:margin-bottom="0.176cm" style:contextual-spacing="false" fo:orphans="0" fo:widows="0"/>
    </style:style>
    <style:style style:name="P3" style:family="paragraph" style:parent-style-name="Standard">
      <style:paragraph-properties fo:margin-top="0cm" fo:margin-bottom="0.176cm" style:contextual-spacing="false" fo:line-height="150%" fo:orphans="0" fo:widows="0"/>
    </style:style>
    <style:style style:name="P4" style:family="paragraph" style:parent-style-name="Standard">
      <style:paragraph-properties fo:margin-top="0cm" fo:margin-bottom="0.176cm" style:contextual-spacing="false" fo:line-height="150%" fo:orphans="0" fo:widows="0"/>
      <style:text-properties officeooo:paragraph-rsid="00187e26"/>
    </style:style>
    <style:style style:name="P5" style:family="paragraph" style:parent-style-name="Standard">
      <style:paragraph-properties fo:margin-top="0cm" fo:margin-bottom="0.176cm" style:contextual-spacing="false" fo:orphans="0" fo:widows="0"/>
      <style:text-properties fo:language="en" fo:country="AU"/>
    </style:style>
    <style:style style:name="P6" style:family="paragraph" style:parent-style-name="Standard">
      <style:paragraph-properties fo:margin-left="2.54cm" fo:margin-right="0cm" fo:margin-top="0cm" fo:margin-bottom="0.176cm" style:contextual-spacing="false" fo:orphans="0" fo:widows="0" fo:text-indent="1.27cm" style:auto-text-indent="false"/>
    </style:style>
    <style:style style:name="P7" style:family="paragraph" style:parent-style-name="Standard">
      <style:paragraph-properties fo:margin-left="3.81cm" fo:margin-right="0cm" fo:margin-top="0cm" fo:margin-bottom="0.176cm" style:contextual-spacing="false" fo:orphans="0" fo:widows="0" fo:text-indent="1.27cm" style:auto-text-indent="false"/>
    </style:style>
    <style:style style:name="P8" style:family="paragraph" style:parent-style-name="Heading_20_2">
      <style:paragraph-properties fo:break-before="page"/>
    </style:style>
    <style:style style:name="P9" style:family="paragraph" style:parent-style-name="Heading_20_3" style:master-page-name="Standard">
      <style:paragraph-properties fo:margin-top="0.494cm" fo:margin-bottom="0.176cm" style:contextual-spacing="false" fo:text-align="center" style:justify-single-word="false" fo:orphans="0" fo:widows="0" style:page-number="1"/>
      <style:text-properties fo:language="en" fo:country="AU"/>
    </style:style>
    <style:style style:name="P10" style:family="paragraph" style:parent-style-name="Heading_20_3">
      <style:paragraph-properties fo:margin-top="0.494cm" fo:margin-bottom="0.176cm" style:contextual-spacing="false" fo:text-align="center" style:justify-single-word="false" fo:orphans="0" fo:widows="0"/>
      <style:text-properties fo:language="en" fo:country="AU"/>
    </style:style>
    <style:style style:name="P11" style:family="paragraph" style:parent-style-name="Heading_20_3">
      <style:paragraph-properties fo:margin-top="0.494cm" fo:margin-bottom="0.176cm" style:contextual-spacing="false" fo:orphans="0" fo:widows="0"/>
      <style:text-properties fo:language="en" fo:country="AU"/>
    </style:style>
    <style:style style:name="P12" style:family="paragraph" style:parent-style-name="Heading_20_1">
      <style:paragraph-properties fo:margin-top="0.847cm" fo:margin-bottom="0.176cm" style:contextual-spacing="false" fo:orphans="0" fo:widows="0"/>
      <style:text-properties fo:language="en" fo:country="AU"/>
    </style:style>
    <style:style style:name="P13" style:family="paragraph" style:parent-style-name="Standard">
      <style:paragraph-properties fo:margin-top="0cm" fo:margin-bottom="0.176cm" style:contextual-spacing="false" fo:text-align="center" style:justify-single-word="false" fo:orphans="0" fo:widows="0"/>
      <style:text-properties fo:font-size="12pt" fo:language="en" fo:country="AU" style:font-size-asian="12pt" style:font-size-complex="12pt"/>
    </style:style>
    <style:style style:name="P14" style:family="paragraph" style:parent-style-name="Standard">
      <style:paragraph-properties fo:margin-top="0cm" fo:margin-bottom="0.176cm" style:contextual-spacing="false" fo:orphans="0" fo:widows="0"/>
      <style:text-properties fo:font-size="12pt" fo:language="en" fo:country="AU" style:font-size-asian="12pt" style:font-size-complex="12pt"/>
    </style:style>
    <style:style style:name="P15" style:family="paragraph" style:parent-style-name="Standard">
      <style:paragraph-properties fo:margin-top="0cm" fo:margin-bottom="0.176cm" style:contextual-spacing="false" fo:line-height="150%" fo:orphans="0" fo:widows="0"/>
      <style:text-properties fo:font-size="12pt" fo:language="en" fo:country="AU" style:font-size-asian="12pt" style:font-size-complex="12pt"/>
    </style:style>
    <style:style style:name="P16" style:family="paragraph" style:parent-style-name="Standard">
      <style:paragraph-properties fo:margin-top="0cm" fo:margin-bottom="0.176cm" style:contextual-spacing="false" fo:orphans="0" fo:widows="0"/>
      <style:text-properties fo:font-size="12pt" fo:language="en" fo:country="AU" fo:font-weight="bold" style:font-size-asian="12pt" style:font-weight-asian="bold" style:font-size-complex="12pt"/>
    </style:style>
    <style:style style:name="P17" style:family="paragraph" style:parent-style-name="Standard" style:list-style-name="WWNum7">
      <style:paragraph-properties fo:margin-left="1.27cm" fo:margin-right="0cm" fo:margin-top="0cm" fo:margin-bottom="0.176cm" style:contextual-spacing="true" fo:orphans="0" fo:widows="0" fo:text-indent="-0.635cm" style:auto-text-indent="false"/>
    </style:style>
    <style:style style:name="P18" style:family="paragraph" style:parent-style-name="Standard" style:list-style-name="WWNum6">
      <style:paragraph-properties fo:margin-left="1.27cm" fo:margin-right="0cm" fo:margin-top="0cm" fo:margin-bottom="0.176cm" style:contextual-spacing="true" fo:orphans="0" fo:widows="0" fo:text-indent="-0.635cm" style:auto-text-indent="false"/>
    </style:style>
    <style:style style:name="P19" style:family="paragraph" style:parent-style-name="Standard" style:list-style-name="WWNum3">
      <style:paragraph-properties fo:margin-left="1.27cm" fo:margin-right="0cm" fo:margin-top="0cm" fo:margin-bottom="0.176cm" style:contextual-spacing="true" fo:orphans="0" fo:widows="0" fo:text-indent="-0.635cm" style:auto-text-indent="false"/>
      <style:text-properties fo:font-size="12pt" fo:language="en" fo:country="AU" style:font-size-asian="12pt" style:font-size-complex="12pt"/>
    </style:style>
    <style:style style:name="P20" style:family="paragraph" style:parent-style-name="Standard" style:list-style-name="WWNum1">
      <style:paragraph-properties fo:margin-left="1.27cm" fo:margin-right="0cm" fo:margin-top="0cm" fo:margin-bottom="0.176cm" style:contextual-spacing="true" fo:orphans="0" fo:widows="0" fo:text-indent="-0.635cm" style:auto-text-indent="false"/>
      <style:text-properties fo:font-size="12pt" fo:language="en" fo:country="AU" style:font-size-asian="12pt" style:font-size-complex="12pt"/>
    </style:style>
    <style:style style:name="P21" style:family="paragraph" style:parent-style-name="Standard" style:list-style-name="WWNum2">
      <style:paragraph-properties fo:margin-left="1.27cm" fo:margin-right="0cm" fo:margin-top="0cm" fo:margin-bottom="0.176cm" style:contextual-spacing="true" fo:orphans="0" fo:widows="0" fo:text-indent="-0.635cm" style:auto-text-indent="false"/>
      <style:text-properties fo:font-size="12pt" fo:language="en" fo:country="AU" style:font-size-asian="12pt" style:font-size-complex="12pt"/>
    </style:style>
    <style:style style:name="P22" style:family="paragraph" style:parent-style-name="Standard" style:list-style-name="WWNum7">
      <style:paragraph-properties fo:margin-left="1.27cm" fo:margin-right="0cm" fo:margin-top="0cm" fo:margin-bottom="0.176cm" style:contextual-spacing="true" fo:orphans="0" fo:widows="0" fo:text-indent="-0.635cm" style:auto-text-indent="false"/>
      <style:text-properties fo:font-size="12pt" fo:language="en" fo:country="AU" style:font-size-asian="12pt" style:font-size-complex="12pt"/>
    </style:style>
    <style:style style:name="P23" style:family="paragraph" style:parent-style-name="Standard" style:list-style-name="WWNum4">
      <style:paragraph-properties fo:margin-left="1.27cm" fo:margin-right="0cm" fo:margin-top="0cm" fo:margin-bottom="0.176cm" style:contextual-spacing="true" fo:orphans="0" fo:widows="0" fo:text-indent="-0.635cm" style:auto-text-indent="false"/>
      <style:text-properties fo:font-size="12pt" fo:language="en" fo:country="AU" style:font-size-asian="12pt" style:font-size-complex="12pt"/>
    </style:style>
    <style:style style:name="P24" style:family="paragraph" style:parent-style-name="Standard" style:list-style-name="WWNum5">
      <style:paragraph-properties fo:margin-left="1.27cm" fo:margin-right="0cm" fo:margin-top="0cm" fo:margin-bottom="0.176cm" style:contextual-spacing="true" fo:orphans="0" fo:widows="0" fo:text-indent="-0.635cm" style:auto-text-indent="false"/>
      <style:text-properties fo:font-size="12pt" fo:language="en" fo:country="AU" style:font-size-asian="12pt" style:font-size-complex="12pt"/>
    </style:style>
    <style:style style:name="P25" style:family="paragraph" style:parent-style-name="Standard" style:list-style-name="WWNum6">
      <style:paragraph-properties fo:margin-left="1.27cm" fo:margin-right="0cm" fo:margin-top="0cm" fo:margin-bottom="0.176cm" style:contextual-spacing="true" fo:orphans="0" fo:widows="0" fo:text-indent="-0.635cm" style:auto-text-indent="false"/>
      <style:text-properties fo:font-size="12pt" fo:language="en" fo:country="AU" style:font-size-asian="12pt" style:font-size-complex="12pt"/>
    </style:style>
    <style:style style:name="P26" style:family="paragraph">
      <loext:graphic-properties draw:fill="none"/>
      <style:paragraph-properties fo:text-align="start"/>
      <style:text-properties fo:font-size="18pt"/>
    </style:style>
    <style:style style:name="T1" style:family="text">
      <style:text-properties fo:font-size="12pt" fo:language="en" fo:country="AU" style:font-size-asian="12pt" style:font-size-complex="12pt"/>
    </style:style>
    <style:style style:name="T2" style:family="text">
      <style:text-properties fo:font-size="12pt" fo:language="en" fo:country="AU" officeooo:rsid="0017ec8c" style:font-size-asian="12pt" style:font-size-complex="12pt"/>
    </style:style>
    <style:style style:name="T3" style:family="text">
      <style:text-properties fo:font-size="12pt" fo:language="en" fo:country="AU" officeooo:rsid="00187e26" style:font-size-asian="12pt" style:font-size-complex="12pt"/>
    </style:style>
    <style:style style:name="T4" style:family="text">
      <style:text-properties fo:font-size="12pt" fo:language="en" fo:country="AU" officeooo:rsid="001a3106" style:font-size-asian="12pt" style:font-size-complex="12pt"/>
    </style:style>
    <style:style style:name="T5" style:family="text">
      <style:text-properties fo:font-size="12pt" fo:language="en" fo:country="AU" style:text-underline-style="solid" style:text-underline-width="auto" style:text-underline-color="font-color" style:font-size-asian="12pt" style:font-size-complex="12pt"/>
    </style:style>
    <style:style style:name="T6" style:family="text">
      <style:text-properties style:font-name="Nova Mono" fo:font-size="12pt" fo:language="en" fo:country="AU" style:font-name-asian="Nova Mono1" style:font-size-asian="12pt" style:font-name-complex="Nova Mono1" style:font-size-complex="12pt"/>
    </style:style>
    <style:style style:name="T7" style:family="text">
      <style:text-properties style:font-name="Nova Mono" fo:font-size="12pt" fo:language="en" fo:country="AU" style:font-name-asian="Nova Mono1" style:font-size-asian="12pt" style:font-name-complex="Nova Mono1" style:font-size-complex="12pt" loext:padding="0cm" loext:border="0.51pt solid #000000"/>
    </style:style>
    <style:style style:name="T8" style:family="text">
      <style:text-properties fo:font-size="16pt" fo:language="en" fo:country="AU" style:font-size-asian="16pt" style:font-size-complex="16pt"/>
    </style:style>
    <style:style style:name="T9" style:family="text">
      <style:text-properties fo:color="#1155cc" loext:opacity="100%" fo:font-size="12pt" fo:language="en" fo:country="AU" style:text-underline-style="solid" style:text-underline-width="auto" style:text-underline-color="font-color" style:font-size-asian="12pt" style:font-size-complex="12pt"/>
    </style:style>
    <style:style style:name="Sect1" style:family="section">
      <style:section-properties style:editable="false">
        <style:columns fo:column-count="1" fo:column-gap="0cm"/>
      </style:section-properties>
    </style:style>
    <style:style style:name="gr1" style:family="graphic">
      <style:graphic-properties draw:stroke="solid" svg:stroke-width="0.018cm" svg:stroke-color="#000000" draw:stroke-linejoin="miter" draw:fill="none" draw:textarea-horizontal-align="center" draw:textarea-vertical-align="top" draw:auto-grow-height="false" fo:padding-top="0.125cm" fo:padding-bottom="0.125cm" fo:padding-left="0.25cm" fo:padding-right="0.25cm" fo:wrap-option="wrap" fo:margin-left="0.318cm" fo:margin-right="0.353cm" fo:margin-top="0cm" fo:margin-bottom="0.0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3">Application for membership and associate membership of </text:h>
      <text:h text:style-name="P10" text:outline-level="3"><text:bookmark text:name="h.j17qq9eqzirl"/>Teachers’ Christian Fellowship of NSW inc.</text:h>
      <text:p text:style-name="P13">ABN 48 491 229 109</text:p>
      <text:p text:style-name="P14">Name: ___________________________________________________________</text:p>
      <text:p text:style-name="P14">Address: _____________________________________ Postcode_____________</text:p>
      <text:p text:style-name="P14">Name of School / Institution: ___________________________________________</text:p>
      <text:p text:style-name="P14">Phone: (H) __________________ (W) _____________ (M) ___________________</text:p>
      <text:p text:style-name="P14">Email address: _______________________________________________________</text:p>
      <text:p text:style-name="P2"><text:span text:style-name="T1">Application is for: <text:tab/></text:span><text:span text:style-name="T7"> <text:s text:c="2"/></text:span><text:span text:style-name="T8"><text:s/></text:span><text:span text:style-name="T1">Membership ($</text:span><text:span text:style-name="T4">3</text:span><text:span text:style-name="T1">5) or </text:span></text:p>
      <text:p text:style-name="P6"><text:span text:style-name="T7"><text:s text:c="3"/></text:span><text:span text:style-name="T8"><text:s/></text:span><text:span text:style-name="T1">Associate membership ($35) - has no voting rights</text:span></text:p>
      <text:p text:style-name="P2"><text:span text:style-name="T1">Please tick if you are a </text:span><text:span text:style-name="T6"><text:tab/></text:span><text:span text:style-name="T7"> <text:s text:c="2"/></text:span><text:span text:style-name="T8"><text:s/></text:span><text:span text:style-name="T1">Teacher in training (Pay only $10) or </text:span></text:p>
      <text:p text:style-name="P7"><text:span text:style-name="T7"><text:s text:c="3"/></text:span><text:span text:style-name="T8"><text:s/></text:span><text:span text:style-name="T1">New career teacher (Pay only $10)</text:span></text:p>
      <text:p text:style-name="P2"><draw:line text:anchor-type="paragraph" draw:z-index="0" draw:name="Straight Connector 1" draw:style-name="gr1" draw:text-style-name="P26" svg:x1="-0.266cm" svg:y1="0.792cm" svg:x2="16.562cm" svg:y2="0.794cm"><text:p/></draw:line><text:span text:style-name="T1">Signature: </text:span><text:span text:style-name="T5"><text:tab/><text:tab/><text:tab/><text:tab/><text:tab/><text:tab/><text:tab/><text:tab/></text:span><text:span text:style-name="T1"> Date: </text:span><text:span text:style-name="T5"><text:tab/><text:tab/><text:tab/><text:tab/></text:span></text:p>
      <text:h text:style-name="P11" text:outline-level="3">For Members only (NOT ASSOCIATE MEMBERSHIP)</text:h>
      <text:p text:style-name="P14">Proposer and Seconder must be current TCFNSW Inc. members. If none are known to you, please leave blank. This will not affect your application.</text:p>
      <text:p text:style-name="P14">PROPOSER: Name: __________________________________________________</text:p>
      <text:p text:style-name="P14">Signature: ______________________________ Date: ___________________</text:p>
      <text:p text:style-name="P14">SECONDER: Name: ________________________________________________</text:p>
      <text:p text:style-name="P14">Signature: ______________________________ Date: ___________________</text:p>
      <text:p text:style-name="P16">Member (not Associate member) applications must also sign a Statement of Belief in the Christian Faith on the back of this form.</text:p>
      <text:p text:style-name="P14">PAYMENT OF FEE: can be paid on application or on notification of membership</text:p>
      <text:p text:style-name="P14">approval. NSW TCF Inc is not registered for GST.</text:p>
      <text:p text:style-name="P3"><text:span text:style-name="T1">Payment is: </text:span><text:span text:style-name="T7"><text:s text:c="3"/></text:span><text:span text:style-name="T8"><text:s/></text:span><text:span text:style-name="T1">to follow OR <text:s/></text:span><text:span text:style-name="T7"><text:s text:c="3"/></text:span><text:span text:style-name="T8"><text:s/></text:span><text:span text:style-name="T1">enclosed by - </text:span><text:span text:style-name="T7"><text:s text:c="3"/></text:span><text:span text:style-name="T8"><text:s/></text:span><text:span text:style-name="T1">cheque </text:span><text:span text:style-name="T7"><text:s text:c="3"/></text:span><text:span text:style-name="T8"><text:s/></text:span><text:span text:style-name="T1">mastercard/visa</text:span></text:p>
      <text:p text:style-name="P15">Card no. ________ ________ _________ ________ Amount: ________</text:p>
      <text:p text:style-name="P15">Expiry date: __________ Signature: _________________________________</text:p>
      <text:p text:style-name="P15">Name as on card (please print): _____________________________________</text:p>
      <text:p text:style-name="P4"><text:bookmark text:name="_GoBack"/><text:span text:style-name="T3">OR </text:span><text:span text:style-name="T1">Direct Deposit to Wespac Bank BSB:032-373 Account: 128812. Use your name as the Reference.</text:span></text:p>
      <text:h text:style-name="P12" text:outline-level="1"><text:bookmark text:name="h.av70lbe3er4u"/><text:soft-page-break/>STATEMENT OF BELIEF IN THE CHRISTIAN FAITH:</text:h>
      <text:p text:style-name="P14">I believe in God, the Father Almighty, maker of heaven and earth; and in Jesus Christ, his only Son our Lord, who was conceived by the Holy Spirit, born of the virgin Mary, suffered under Pontius Pilate, was crucified, dead and buried. He descended into hell. The third day he rose again from the dead. He ascended into heaven, and is seated at the right hand of God the Father almighty; from there he shall come to judge the living and the dead. I believe in the Holy Spirit; the holy catholic church; the communion of saints; the forgiveness of sins; the resurrection of the body, and the life everlasting.</text:p>
      <text:p text:style-name="P14">In seeking to be a member of Teachers’ Christian Fellowship NSW Inc, I affirm my faith in Jesus Christ as my Saviour, my Lord and my God and agree with the above statement of belief.</text:p>
      <text:p text:style-name="P15">Name (Please print): _________________________________________</text:p>
      <text:p text:style-name="P15">Signature: _________________________________________________</text:p>
      <text:p text:style-name="P15">Date: ______________________________</text:p>
      <text:p text:style-name="P5"/>
      <text:p text:style-name="P14">Return to: TCFNSW Inc.</text:p>
      <text:p text:style-name="P14">PO Box 3813 </text:p>
      <text:p text:style-name="P14">Marsfield 2122</text:p>
      <text:p text:style-name="P2"><text:span text:style-name="T1">Ph: 0</text:span><text:span text:style-name="T2">409</text:span><text:span text:style-name="T1"> 1</text:span><text:span text:style-name="T2">48 249</text:span><text:span text:style-name="T1"> <text:tab/>Website: www.tcfofnsw.org.au <text:tab/>Email: tcfofnsw@exemail.com.au</text:span></text:p>
      <text:p text:style-name="P14">___________________________________________________________________</text:p>
      <text:p text:style-name="P14">OFFICE USE:</text:p>
      <text:p text:style-name="P14">Approved on __________________ Applicant notified: _________________</text:p>
      <text:p text:style-name="P14">Amount rec’d ___________ Date ____________ Receipt no._____________</text:p>
      <text:p text:style-name="P1"/>
      <text:h text:style-name="P8" text:outline-level="2"><text:bookmark text:name="h.3t1vydlpqb54"/>What is TCFNSW Inc?</text:h>
      <text:p text:style-name="P14">Teachers’ Christian Fellowship of New South Wales is an Incorporated, not for profit organisation. This professional teachers’ association is focused on:</text:p>
      <text:list xml:id="list500555276" text:style-name="WWNum3">
        <text:list-item>
          <text:p text:style-name="P19">promoting Christian perspectives on teaching, education and educational change </text:p>
        </text:list-item>
        <text:list-item>
          <text:p text:style-name="P19">Engaging the whole education community in educational dialogue and </text:p>
        </text:list-item>
        <text:list-item>
          <text:p text:style-name="P19">supporting Christians working in education.</text:p>
        </text:list-item>
      </text:list>
      <text:p text:style-name="P14">TCFNSW Inc. professional development activities include:</text:p>
      <text:section text:style-name="Sect1" text:name="TextSection">
        <text:list xml:id="list1873994408" text:style-name="WWNum1">
          <text:list-item>
            <text:p text:style-name="P20">Conferences </text:p>
          </text:list-item>
        </text:list>
        <text:list xml:id="list3410993900" text:style-name="WWNum2">
          <text:list-item>
            <text:p text:style-name="P21">Seminars </text:p>
          </text:list-item>
          <text:list-item>
            <text:p text:style-name="P21">Workshops</text:p>
          </text:list-item>
        </text:list>
        <text:list xml:id="list133547636231097" text:continue-list="list1873994408" text:style-name="WWNum1">
          <text:list-item>
            <text:p text:style-name="P20">Publications</text:p>
          </text:list-item>
        </text:list>
      </text:section>
      <text:section text:style-name="Sect1" text:name="Section1">
        <text:p text:style-name="P14">Articles and papers are published in:</text:p>
        <text:list xml:id="list1692124216" text:style-name="WWNum7">
          <text:list-item>
            <text:p text:style-name="P22">TCF News, the monthly newsletter </text:p>
          </text:list-item>
          <text:list-item>
            <text:p text:style-name="P17"><text:span text:style-name="T1">Website </text:span><text:a xlink:type="simple" xlink:href="http://www.tcfofnsw.org.au/" text:style-name="ListLabel_20_64" text:visited-style-name="ListLabel_20_64"><text:span text:style-name="T9">www.tcfofnsw.org.au</text:span></text:a><text:a xlink:type="simple" xlink:href="http://www.tcfofnsw.org.au/" text:style-name="ListLabel_20_64" text:visited-style-name="ListLabel_20_64"><text:span text:style-name="T9">TCF of NSW website</text:span></text:a><text:span text:style-name="T1">.</text:span></text:p>
          </text:list-item>
        </text:list>
        <text:h text:style-name="Heading_20_3" text:outline-level="3"><text:bookmark text:name="h.zfpygjeha1dj"/>Why should I join TCFNSW Inc?</text:h>
        <text:p text:style-name="P14">Some reasons include:</text:p>
        <text:list xml:id="list206361165" text:style-name="WWNum4">
          <text:list-item>
            <text:p text:style-name="P23">Access to high quality professional development activities</text:p>
          </text:list-item>
          <text:list-item>
            <text:p text:style-name="P23">Greatly reduced fees for Conferences and other activities </text:p>
          </text:list-item>
          <text:list-item>
            <text:p text:style-name="P23">Access to papers through monthly newsletters </text:p>
          </text:list-item>
          <text:list-item>
            <text:p text:style-name="P23">Focus on the current issues affecting all teachers </text:p>
          </text:list-item>
          <text:list-item>
            <text:p text:style-name="P23">Help in applying the Christian faith to teaching.</text:p>
          </text:list-item>
        </text:list>
        <text:h text:style-name="Heading_20_3" text:outline-level="3"><text:bookmark text:name="h.6odvfbnfli49"/>Who can be members of TCFNSW Inc?</text:h>
        <text:p text:style-name="P14">The Fellowship is open to:</text:p>
        <text:list xml:id="list2500713248" text:style-name="WWNum5">
          <text:list-item>
            <text:p text:style-name="P24">teachers from government schools </text:p>
          </text:list-item>
          <text:list-item>
            <text:p text:style-name="P24">teachers from non-government schools </text:p>
          </text:list-item>
          <text:list-item>
            <text:p text:style-name="P24">teachers in training </text:p>
          </text:list-item>
          <text:list-item>
            <text:p text:style-name="P24">other educators and people working in education.</text:p>
          </text:list-item>
        </text:list>
        <text:h text:style-name="Heading_20_3" text:outline-level="3"><text:bookmark text:name="h.sosjrby8cwj0"/>How do I apply for membership?</text:h>
        <text:p text:style-name="P14">Complete the membership application form and pay the current fee. Please note that membership requires a statement of belief to be signed.</text:p>
        <text:p text:style-name="P14">Associate membership is available to those who do not wish to sign the statement of belief. Associate members have full access to the discounted price for activities and receive publications. Associate members cannot hold office or vote at general meetings. </text:p>
        <text:h text:style-name="Heading_20_3" text:outline-level="3"><text:bookmark text:name="h.hnvvuo1bklco"/>Current fees:</text:h>
        <text:list xml:id="list657087057" text:style-name="WWNum6">
          <text:list-item>
            <text:p text:style-name="P18"><text:span text:style-name="T1">$</text:span><text:span text:style-name="T4">3</text:span><text:span text:style-name="T1">5 for Members and Associate members</text:span></text:p>
          </text:list-item>
          <text:list-item>
            <text:p text:style-name="P25">$10 for teachers in training and new career teachers</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svg:font-family="Arial" style:font-family-generic="roman"/>
    <style:font-face style:name="Georgia" svg:font-family="Georgia" style:font-family-generic="roman"/>
    <style:font-face style:name="Nova Mono" svg:font-family="'Nova Mono'" style:font-family-generic="roman"/>
    <style:font-face style:name="Times New Roman" svg:font-family="'Times New Roman'" style:font-family-generic="roman"/>
    <style:font-face style:name="Helvetica" svg:font-family="Helvetica" style:font-family-generic="swiss"/>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va Mono1" svg:font-family="'Nova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Arial" fo:font-size="11pt" fo:language="en" fo:country="U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loext:opacity="100%" style:font-name="Arial" fo:font-size="11pt" fo:language="en" fo:country="U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212cm" style:contextual-spacing="tru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tru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tru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tru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tru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tru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style:contextual-spacing="tru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style:contextual-spacing="true" fo:keep-together="always" fo:keep-with-next="always"/>
      <style:text-properties fo:color="#666666" loext:opacity="100%" style:font-name="Georgia" fo:font-family="Georgia" style:font-family-generic="roman"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loext:opacity="100%" fo:font-size="12pt" fo:language="en" fo:country="AU" style:text-underline-style="solid" style:text-underline-width="auto" style:text-underline-color="font-color" style:font-size-asian="12pt"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98cm" fo:margin-bottom="1.998cm" fo:margin-left="1.998cm" fo:margin-right="1.998cm" fo:background-color="#ffffff" style:writing-mode="lr-tb" style:layout-grid-color="#c0c0c0" style:layout-grid-lines="2570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5</meta:editing-cycles>
    <meta:print-date>2016-06-25T06:50:00</meta:print-date>
    <meta:creation-date>2016-06-25T06:52:00</meta:creation-date>
    <dc:date>2021-12-16T13:35:45.628000000</dc:date>
    <meta:editing-duration>PT8M1S</meta:editing-duration>
    <meta:generator>LibreOffice/7.1.7.2$Windows_X86_64 LibreOffice_project/c6a4e3954236145e2acb0b65f68614365aeee33f</meta:generator>
    <meta:document-statistic meta:table-count="0" meta:image-count="0" meta:object-count="0" meta:page-count="3" meta:paragraph-count="73" meta:word-count="655" meta:character-count="4728" meta:non-whitespace-character-count="409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